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Bold" style:font-pitch="variable"/>
    <style:font-face style:name="Arial1" svg:font-family="Arial" style:font-adornments="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7c70"/>
    </style:style>
    <style:style style:name="P2" style:family="paragraph" style:parent-style-name="Heading_20_1">
      <style:text-properties officeooo:rsid="00169e62" officeooo:paragraph-rsid="00169e62"/>
    </style:style>
    <style:style style:name="P3" style:family="paragraph" style:parent-style-name="Heading_20_1">
      <style:text-properties officeooo:paragraph-rsid="00169e62"/>
    </style:style>
    <style:style style:name="P4" style:family="paragraph" style:parent-style-name="Heading_20_3">
      <style:text-properties officeooo:rsid="0012cdc7"/>
    </style:style>
    <style:style style:name="T1" style:family="text">
      <style:text-properties officeooo:rsid="001156a1"/>
    </style:style>
    <style:style style:name="T2" style:family="text">
      <style:text-properties officeooo:rsid="0012a20a"/>
    </style:style>
    <style:style style:name="T3" style:family="text">
      <style:text-properties officeooo:rsid="0012cdc7"/>
    </style:style>
    <style:style style:name="T4" style:family="text">
      <style:text-properties officeooo:rsid="00169e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<text:soft-page-break/>Introdução</text:h>
      <text:h text:style-name="P3" text:outline-level="1"><text:span text:style-name="T4">Extração de conhecimento em repositórios de Tíquetes</text:span></text:h>
      <text:h text:style-name="Heading_20_2" text:outline-level="2">Aprendizado de máquina</text:h>
      <text:h text:style-name="Heading_20_3" text:outline-level="3"><text:span text:style-name="T3">T</text:span>écnicas de amostragem </text:h>
      <text:h text:style-name="P4" text:outline-level="3">Técnicas de conversão de dados</text:h>
      <text:h text:style-name="Heading_20_3" text:outline-level="3">Gradient Boosting Machine</text:h>
      <text:h text:style-name="Heading_20_3" text:outline-level="3">K-Nearest Neighbors</text:h>
      <text:h text:style-name="Heading_20_3" text:outline-level="3">Neural Networks</text:h>
      <text:h text:style-name="Heading_20_3" text:outline-level="3">Random Forest </text:h>
      <text:h text:style-name="Heading_20_3" text:outline-level="3">Support Vector Machine </text:h>
      <text:h text:style-name="Heading_20_3" text:outline-level="3">Métricas de Avaliação</text:h>
      <text:h text:style-name="Heading_20_1" text:outline-level="1">Problema<text:span text:style-name="T4">s</text:span> e hipóteses</text:h>
      <text:h text:style-name="Heading_20_2" text:outline-level="2">Questão <text:span text:style-name="T1">de pesquisa </text:span>1</text:h>
      <text:h text:style-name="Heading_20_2" text:outline-level="2">Questão <text:span text:style-name="T1">de pesquisa </text:span>2</text:h>
      <text:h text:style-name="Heading_20_2" text:outline-level="2">Questão <text:span text:style-name="T1">de pesquisa </text:span>3</text:h>
      <text:h text:style-name="P2" text:outline-level="1">Modelo de dados para repositórios de TíQUETES</text:h>
      <text:h text:style-name="Heading_20_2" text:outline-level="2">Modelo de dados </text:h>
      <text:h text:style-name="Heading_20_2" text:outline-level="2">Pré-processamento</text:h>
      <text:h text:style-name="Heading_20_3" text:outline-level="3"><text:tab/>Coleta dos dados </text:h>
      <text:h text:style-name="Heading_20_3" text:outline-level="3"><text:tab/>Conversão de dados </text:h>
      <text:h text:style-name="Heading_20_3" text:outline-level="3"><text:tab/>Integração de dados</text:h>
      <text:h text:style-name="Heading_20_2" text:outline-level="2">Aprendizado de máquina </text:h>
      <text:h text:style-name="Heading_20_3" text:outline-level="3"><text:soft-page-break/>Aplicação de algoritmos</text:h>
      <text:h text:style-name="Heading_20_3" text:outline-level="3"><text:span text:style-name="T2">Avaliação dos resultados.</text:span> </text:h>
      <text:h text:style-name="Heading_20_1" text:outline-level="1">Conclusão</text:h>
      <text:h text:style-name="Heading_20_1" text:outline-level="1">Referência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Bold" style:font-pitch="variable"/>
    <style:font-face style:name="Arial1" svg:font-family="Arial" style:font-adornments="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text-transform="uppercase" style:font-name="Arial" fo:font-family="Arial" style:font-style-name="Bold" style:font-pitch="variable" fo:font-size="12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style:font-name="Arial" fo:font-family="Arial" style:font-style-name="Bold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Arial1" fo:font-family="Arial" style:font-style-name="Italic" style:font-pitch="variable" fo:font-size="12pt" fo:font-style="italic" fo:font-weight="normal" style:font-size-asian="101%" style:font-weight-asian="bold" style:font-size-complex="101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52:22.052846000</meta:creation-date>
    <dc:date>2016-11-11T15:29:02.055576000</dc:date>
    <meta:editing-duration>PT26M1S</meta:editing-duration>
    <meta:editing-cycles>6</meta:editing-cycles>
    <meta:generator>LibreOffice/5.2.3.3$MacOSX_X86_64 LibreOffice_project/d54a8868f08a7b39642414cf2c8ef2f228f780cf</meta:generator>
    <meta:document-statistic meta:table-count="0" meta:image-count="0" meta:object-count="0" meta:page-count="3" meta:paragraph-count="26" meta:word-count="106" meta:character-count="658" meta:non-whitespace-character-count="593"/>
  </office:meta>
</office:document-meta>
</file>